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T13_4" style:family="text">
      <style:text-properties fo:font-style="italic" style:font-style-asian="italic" style:font-style-complex="italic" fo:language="none" fo:language-asian="none" fo:language-complex="none"/>
    </style:style>
    <style:style style:name="T13_5" style:family="text"/>
    <style:style style:name="T13_6" style:family="text">
      <style:text-properties fo:font-style="italic" style:font-style-asian="italic" style:font-style-complex="italic" fo:language="none" fo:language-asian="none" fo:language-complex="none"/>
    </style:style>
    <style:style style:name="T13_7" style:family="text"/>
    <style:style style:name="P14" style:family="paragraph" style:parent-style-name="Normal">
      <style:paragraph-properties fo:margin-top="0.423cm" fo:margin-bottom="0.423cm"/>
    </style:style>
    <style:style style:name="T14_1" style:family="text"/>
    <style:style style:name="P15" style:family="paragraph" style:parent-style-name="Normal">
      <style:paragraph-properties fo:margin-top="0.353cm"/>
    </style:style>
    <style:style style:name="T1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" style:family="paragraph" style:parent-style-name="Normal">
      <style:paragraph-properties fo:margin-top="0.423cm" fo:margin-bottom="0.423cm"/>
    </style:style>
    <style:style style:name="T16_1" style:family="text"/>
    <style:style style:name="P17" style:family="paragraph" style:parent-style-name="Normal">
      <style:paragraph-properties fo:margin-top="0.353cm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8" style:family="paragraph" style:parent-style-name="Normal">
      <style:paragraph-properties fo:margin-top="0.423cm"/>
    </style:style>
    <style:style style:name="T18_1" style:family="text"/>
    <style:style style:name="P19" style:family="paragraph" style:parent-style-name="Heading_20_3">
      <style:paragraph-properties fo:margin-top="0.496cm" fo:margin-bottom="0.496cm"/>
    </style:style>
    <style:style style:name="T1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fo:font-style="italic" style:font-style-asian="italic" style:font-style-complex="italic" fo:language="none" fo:language-asian="none" fo:language-complex="none"/>
    </style:style>
    <style:style style:name="T20_3" style:family="text"/>
    <style:style style:name="T20_4" style:family="text">
      <style:text-properties fo:font-style="italic" style:font-style-asian="italic" style:font-style-complex="italic" fo:language="none" fo:language-asian="none" fo:language-complex="none"/>
    </style:style>
    <style:style style:name="T20_5" style:family="text"/>
    <style:style style:name="T20_6" style:family="text">
      <style:text-properties fo:font-style="italic" style:font-style-asian="italic" style:font-style-complex="italic" fo:language="none" fo:language-asian="none" fo:language-complex="none"/>
    </style:style>
    <style:style style:name="T20_7" style:family="text"/>
    <style:style style:name="P21" style:family="paragraph" style:parent-style-name="Normal">
      <style:paragraph-properties fo:margin-top="0.423cm" fo:margin-bottom="0.423cm"/>
    </style:style>
    <style:style style:name="T21_1" style:family="text"/>
    <style:style style:name="P22" style:family="paragraph" style:parent-style-name="Normal">
      <style:paragraph-properties fo:margin-top="0.353cm"/>
    </style:style>
    <style:style style:name="T2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3_3" style:family="text"/>
    <style:style style:name="P24" style:family="paragraph" style:parent-style-name="Normal">
      <style:paragraph-properties fo:margin-top="0.423cm" fo:margin-bottom="0.423cm"/>
    </style:style>
    <style:style style:name="T24_1" style:family="text"/>
    <style:style style:name="T24_2" style:family="text">
      <style:text-properties fo:font-style="italic" style:font-style-asian="italic" style:font-style-complex="italic" fo:language="none" fo:language-asian="none" fo:language-complex="none"/>
    </style:style>
    <style:style style:name="T24_3" style:family="text"/>
    <style:style style:name="T24_4" style:family="text">
      <style:text-properties fo:font-style="italic" style:font-style-asian="italic" style:font-style-complex="italic" fo:language="none" fo:language-asian="none" fo:language-complex="none"/>
    </style:style>
    <style:style style:name="T24_5" style:family="text"/>
    <style:style style:name="P25" style:family="paragraph" style:parent-style-name="Normal">
      <style:paragraph-properties fo:margin-top="0.353cm"/>
    </style:style>
    <style:style style:name="T2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6" style:family="paragraph" style:parent-style-name="Normal">
      <style:paragraph-properties fo:margin-top="0.423cm" fo:margin-bottom="0.423cm"/>
    </style:style>
    <style:style style:name="T26_1" style:family="text"/>
    <style:style style:name="T26_2" style:family="text"/>
    <style:style style:name="T26_3" style:family="text">
      <style:text-properties fo:color="#0000ee" fo:language="none" fo:language-asian="none" fo:language-complex="none" style:text-underline-style="solid" style:text-underline-color="font-color"/>
    </style:style>
    <style:style style:name="T26_4" style:family="text"/>
    <style:style style:name="P27" style:family="paragraph" style:parent-style-name="Normal">
      <style:paragraph-properties fo:margin-top="0.353cm"/>
    </style:style>
    <style:style style:name="T2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8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9" style:family="paragraph" style:parent-style-name="Normal">
      <style:paragraph-properties fo:margin-top="0cm"/>
    </style:style>
    <style:style style:name="T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Heading_20_2">
      <style:paragraph-properties fo:margin-top="0.527cm" fo:margin-bottom="0.527cm"/>
    </style:style>
    <style:style style:name="T3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1" style:family="paragraph" style:parent-style-name="Normal">
      <style:paragraph-properties fo:margin-top="0.423cm"/>
    </style:style>
    <style:style style:name="T31_1" style:family="text"/>
    <style:style style:name="P32" style:family="paragraph" style:parent-style-name="Normal">
      <style:paragraph-properties fo:margin-top="0.423cm" fo:margin-bottom="0.423cm"/>
    </style:style>
    <style:style style:name="T32_1" style:family="text"/>
    <style:style style:name="T32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2_3" style:family="text"/>
  </office:automatic-styles>
  <office:body>
    <office:text>
      <text:h text:style-name="P1" text:outline-level="1"><text:span text:style-name="T1_1">Super<text:s/>Segwit<text:s/>Script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5-18<text:s/>12:33:20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Segregated<text:s/>Witness,<text:s/>better<text:s/>known<text:s/>as<text:s/>segwit,<text:s/>is<text:s/>a<text:s/>soft-fork<text:s/>change<text:s/>to<text:s/>the<text:s/>core<text:s/>Bitcoin<text:s/>(BTC)<text:s/>protocol<text:s/>implemented<text:s/>to<text:s/>provide<text:s/>one<text:s/>possible<text:s/>scaling<text:s/>solution<text:s/>as<text:s/>well<text:s/>as<text:s/>other<text:s/>benefits.<text:s/>First,<text:s/>the<text:s/>use<text:s/>of<text:s/>segwit<text:s/>decreases<text:s/>the<text:s/>size<text:s/>of<text:s/>transactions<text:s/>(sort<text:s/>of)<text:s/>and<text:s/>provides<text:s/>a<text:s/>new<text:s/>way<text:s/>for<text:s/>the<text:s/>Bitcoin<text:s/>network<text:s/>to<text:s/>scale<text:s/>without<text:s/>a<text:s/>hard-fork<text:s/>block<text:s/>size<text:s/>increase.<text:s/>As<text:s/>well,<text:s/>segwit<text:s/>fixes<text:s/></text:span><text:span text:style-name="T7_2">transaction<text:s/>malleability,</text:span><text:span text:style-name="T7_3"><text:s/>a<text:s/>long<text:s/>known<text:s/>problem<text:s/>that<text:s/>allows<text:s/>the<text:s/>transaction<text:s/>ID<text:s/>hash<text:s/>to<text:s/>change<text:s/>without<text:s/>changing<text:s/>the<text:s/>meaning<text:s/>(value<text:s/>transfers,<text:s/>etc.)<text:s/>of<text:s/>a<text:s/>transaction.<text:s/>Finally,<text:s/>segwit<text:s/>helps<text:s/>to<text:s/>decrease<text:s/>the<text:s/>amount<text:s/>of<text:s/>data<text:s/>nodes<text:s/>need<text:s/>to<text:s/>store<text:s/>in<text:s/>memory<text:s/>by<text:s/>making<text:s/>UTXOs<text:s/>much<text:s/>smaller.</text:span></text:p>
      <text:p text:style-name="P8"><text:span text:style-name="T8_1">There's<text:s/>a<text:s/>lot<text:s/>to<text:s/>segwit,<text:s/>and<text:s/>each<text:s/>of<text:s/>these<text:s/>points<text:s/>can<text:s/>be<text:s/>a<text:s/>lengthy<text:s/>technical<text:s/>discussion.<text:s/>However,<text:s/>it<text:s/>can<text:s/>be<text:s/>easier<text:s/>to<text:s/>understand<text:s/>these<text:s/>benefits<text:s/>of<text:s/>segwit<text:s/>by<text:s/>understanding<text:s/>how<text:s/>these<text:s/>transactions<text:s/>compare<text:s/>internally<text:s/>to<text:s/>normal<text:s/>P2PKH<text:s/>transactions.</text:span></text:p>
      <text:h text:style-name="P9" text:outline-level="2"><text:span text:style-name="T9_1">Transaction<text:s/>Scripts:<text:s/>Segwit<text:s/>vs.<text:s/>Normal</text:span></text:h>
      <text:h text:style-name="P10" text:outline-level="3"><text:span text:style-name="T10_1">Reviewing<text:s/>Legacy<text:s/>Transaction<text:s/>Scripts</text:span></text:h>
      <text:p text:style-name="P11"><text:span text:style-name="T11_1">First,<text:s/>let's<text:s/>review<text:s/>how<text:s/>scripts<text:s/>work<text:s/>generally<text:s/>and<text:s/>how<text:s/>they<text:s/>are<text:s/>used<text:s/>to<text:s/>construct<text:s/>transactions<text:s/>in<text:s/>Bitcoin.<text:s/>We'll<text:s/>take<text:s/>a<text:s/>look<text:s/>at<text:s/>the<text:s/>normal<text:s/>or<text:s/>legacy<text:s/>Pay-To-Public-Key-Hash<text:s/>transaction<text:s/>type,<text:s/>one<text:s/>of<text:s/>the<text:s/>most<text:s/>common<text:s/>on<text:s/>the<text:s/>Bitcoin<text:s/>network.</text:span></text:p>
      <text:p text:style-name="P12"><text:span text:style-name="T12_1">When<text:s/>a<text:s/>user<text:s/>receives<text:s/>some<text:s/>Bitcoin<text:s/>at<text:s/>their<text:s/>address,<text:s/>what<text:s/>they<text:s/>really<text:s/>receive<text:s/>is<text:s/>a<text:s/>new<text:s/>"Unspent<text:s/>Transaction<text:s/>Output"<text:s/>or<text:s/>UTXO<text:s/>that<text:s/>is<text:s/>associated<text:s/>with<text:s/>their<text:s/>address.<text:s/>This<text:s/>UTXO<text:s/>specifies<text:s/>a<text:s/></text:span><text:span text:style-name="T12_2">locking<text:s/>script</text:span><text:span text:style-name="T12_3"><text:s/>-<text:s/>a<text:s/>condition<text:s/>that<text:s/>must<text:s/>be<text:s/>programatically<text:s/>satisfied<text:s/>in<text:s/>order<text:s/>to<text:s/>spend<text:s/>that<text:s/>Bitcoin<text:s/>in<text:s/>a<text:s/>future<text:s/>transaction.</text:span></text:p>
      <text:p text:style-name="P13"><text:span text:style-name="T13_1">When<text:s/>the<text:s/>user<text:s/>wants<text:s/>to<text:s/>send<text:s/>funds<text:s/>to<text:s/>someone<text:s/>else,<text:s/>their<text:s/>wallet<text:s/>constructs<text:s/>a<text:s/>transaction<text:s/>with<text:s/>an<text:s/></text:span><text:span text:style-name="T13_2">unlocking<text:s/>script</text:span><text:span text:style-name="T13_3"><text:s/>that<text:s/>satisfies<text:s/>the<text:s/></text:span><text:span text:style-name="T13_4">locking<text:s/>script</text:span><text:span text:style-name="T13_5"><text:s/>set<text:s/>on<text:s/>the<text:s/>UTXO.<text:s/>This<text:s/>script<text:s/>essentially<text:s/></text:span><text:span text:style-name="T13_6">proves<text:s/></text:span><text:span text:style-name="T13_7">that<text:s/>the<text:s/>user<text:s/>owns<text:s/>the<text:s/>Bitcoin<text:s/>to<text:s/>the<text:s/>rest<text:s/>of<text:s/>network<text:s/>and<text:s/>allows<text:s/>the<text:s/>funds<text:s/>to<text:s/>be<text:s/>spent.</text:span></text:p>
      <text:p text:style-name="P14"><text:span text:style-name="T14_1">For<text:s/>a<text:s/>typical<text:s/>P2PHK<text:s/>transaction,<text:s/>the<text:s/>locking<text:s/>script<text:s/>set<text:s/>by<text:s/>the<text:s/>UTXO<text:s/>looks<text:s/>like<text:s/>this:</text:span></text:p>
      <text:p text:style-name="P15"><text:span text:style-name="T15_1">OP_DUP<text:s/>OP_HASH160<text:s/>&lt;Public<text:s/>Key<text:s/>Hash&gt;<text:s/>OP_EQUALVERIFY<text:s/>OP_CHECKSIG</text:span></text:p>
      <text:p text:style-name="P16"><text:span text:style-name="T16_1">The<text:s/>unlocking<text:s/>script<text:s/>the<text:s/>wallet<text:s/>will<text:s/>use<text:s/>to<text:s/>spend<text:s/>the<text:s/>funds<text:s/>looks<text:s/>like<text:s/>this:</text:span></text:p>
      <text:p text:style-name="P17"><text:span text:style-name="T17_1">&lt;Signature&gt;<text:s/>&lt;Public<text:s/>Key&gt;</text:span></text:p>
      <text:p text:style-name="P18"><text:span text:style-name="T18_1">Any<text:s/>node<text:s/>on<text:s/>the<text:s/>network<text:s/>that<text:s/>validates<text:s/>transactions<text:s/>will<text:s/>execute<text:s/>the<text:s/>scripts<text:s/>and<text:s/>verify<text:s/>the<text:s/>sender<text:s/>is<text:s/>indeed<text:s/>the<text:s/>rightful<text:s/>owner<text:s/>of<text:s/>the<text:s/>funds.</text:span></text:p>
      <text:h text:style-name="P19" text:outline-level="3"><text:span text:style-name="T19_1">Segwit<text:s/>Transaction<text:s/>Scripts</text:span></text:h>
      <text:p text:style-name="P20"><text:span text:style-name="T20_1">Now<text:s/>that<text:s/>we've<text:s/>reviewed<text:s/>traditional<text:s/>P2PKH<text:s/>scripts<text:s/>and<text:s/>validation,<text:s/>it's<text:s/>actually<text:s/>fairly<text:s/>simple<text:s/>to<text:s/>understand<text:s/>how<text:s/>segwit<text:s/>scripts<text:s/>operate.<text:s/>There<text:s/>are<text:s/>two<text:s/>big<text:s/>differences:<text:s/>the<text:s/></text:span><text:span text:style-name="T20_2">locking<text:s/>script</text:span><text:span text:style-name="T20_3"><text:s/>uses<text:s/>a<text:s/>different<text:s/>format,<text:s/>and<text:s/>the<text:s/>location<text:s/>of<text:s/>the<text:s/></text:span><text:span text:style-name="T20_4">witness<text:s/></text:span><text:span text:style-name="T20_5">or</text:span><text:span text:style-name="T20_6"><text:s/>unlocking<text:s/>script</text:span><text:span text:style-name="T20_7"><text:s/>is<text:s/>outside<text:s/>of<text:s/>the<text:s/>transaction<text:s/>input!</text:span></text:p>
      <text:p text:style-name="P21"><text:span text:style-name="T21_1">First,<text:s/>let's<text:s/>look<text:s/>at<text:s/>the<text:s/>locking<text:s/>script<text:s/>placed<text:s/>on<text:s/>an<text:s/>output<text:s/>sent<text:s/>to<text:s/>a<text:s/>segwit-compatible<text:s/>address:</text:span></text:p>
      <text:p text:style-name="P22"><text:span text:style-name="T22_1">&lt;version&gt;<text:s/>&lt;pubkeyhash&gt;</text:span></text:p>
      <text:p text:style-name="P23"><text:span text:style-name="T23_1">The<text:s/>segwit<text:s/>locking<text:s/>script<text:s/>simply<text:s/>pushes<text:s/>a<text:s/>version<text:s/>number<text:s/>(for<text:s/>example,<text:s/></text:span><text:span text:style-name="T23_2">OP_0</text:span><text:span text:style-name="T23_3"><text:s/>to<text:s/>the<text:s/>stack,<text:s/>followed<text:s/>by<text:s/>the<text:s/>public<text:s/>key<text:s/>hash.<text:s/>This<text:s/>serves<text:s/>two<text:s/>important<text:s/>purposes.<text:s/>Similar<text:s/>to<text:s/>a<text:s/>P2PKH<text:s/>transaction,<text:s/>it<text:s/>provides<text:s/>the<text:s/>hash<text:s/>of<text:s/>the<text:s/>address<text:s/>owner's<text:s/>public<text:s/>key.<text:s/>But<text:s/>more<text:s/>interestingly,<text:s/>this<text:s/>functionally<text:s/>lets<text:s/>nodes<text:s/>that<text:s/>are<text:s/>not<text:s/>running<text:s/>a<text:s/>segwit<text:s/>implementation<text:s/>see<text:s/>the<text:s/>UTXO<text:s/>as<text:s/>"anyone<text:s/>can<text:s/>spend",<text:s/>making<text:s/>the<text:s/>transaction<text:s/>backwards-compatible<text:s/>on<text:s/>the<text:s/>network.</text:span></text:p>
      <text:p text:style-name="P24"><text:span text:style-name="T24_1">The<text:s/>normal<text:s/>unlocking<text:s/>script<text:s/>would<text:s/>be<text:s/>in<text:s/>the<text:s/></text:span><text:span text:style-name="T24_2">scriptSig</text:span><text:span text:style-name="T24_3">,<text:s/>but<text:s/>for<text:s/>segwit<text:s/>transactions,<text:s/>this<text:s/>field<text:s/>is<text:s/>actually<text:s/>left<text:s/>empty!<text:s/>Instead,<text:s/>an<text:s/>entirely<text:s/>new<text:s/>data<text:s/>structure<text:s/>called<text:s/>the</text:span><text:span text:style-name="T24_4"><text:s/>witness<text:s/></text:span><text:span text:style-name="T24_5">is<text:s/>used.<text:s/>The<text:s/>witness<text:s/>contains<text:s/>the<text:s/>same<text:s/>data<text:s/>as<text:s/>a<text:s/>normal<text:s/>P2PKH<text:s/>scriptSig<text:s/>would<text:s/>though,<text:s/>so<text:s/>it's<text:s/>pretty<text:s/>easy<text:s/>for<text:s/>us<text:s/>to<text:s/>understand:</text:span></text:p>
      <text:p text:style-name="P25"><text:span text:style-name="T25_1">&lt;Signature&gt;<text:s/>&lt;Public<text:s/>Key&gt;</text:span></text:p>
      <text:p text:style-name="P26"><text:span text:style-name="T26_1">The</text:span><text:span text:style-name="T26_2"><text:a xlink:type="simple" xlink:href="https://github.com/bitcoin/bips/blob/master/bip-0141.mediawiki#p2wpkh"><text:span text:style-name="T26_3">segwit<text:s/>BIP<text:s/>(Bitcoin<text:s/>Improvement<text:s/>Proposal)<text:s/></text:span></text:a></text:span><text:span text:style-name="T26_4">states<text:s/>that<text:s/>this<text:s/>script<text:s/>will<text:s/>be<text:s/>verified<text:s/>by<text:s/>simply<text:s/>checking<text:s/>the<text:s/>signature:</text:span></text:p>
      <text:p text:style-name="P27"><text:span text:style-name="T27_1">The<text:s/>signature<text:s/>is<text:s/>verified<text:s/>as</text:span></text:p>
      <text:p text:style-name="P28"/>
      <text:p text:style-name="P29"><text:span text:style-name="T29_1"><text:s text:c="4"/>&lt;signature&gt;<text:s/>&lt;pubkey&gt;<text:s/>CHECKSIG</text:span></text:p>
      <text:h text:style-name="P30" text:outline-level="2"><text:span text:style-name="T30_1">Segwit<text:s/>Scripts<text:s/>-<text:s/>Same<text:s/>Idea,<text:s/>Different<text:s/>Data</text:span></text:h>
      <text:p text:style-name="P31"><text:span text:style-name="T31_1">Although<text:s/>segwit<text:s/>in<text:s/>its<text:s/>entirety<text:s/>is<text:s/>a<text:s/>complex<text:s/>topic,<text:s/>it's<text:s/>fairly<text:s/>trivial<text:s/>to<text:s/>understand<text:s/>the<text:s/>difference<text:s/>in<text:s/>how<text:s/>scripts<text:s/>are<text:s/>implemented<text:s/>and<text:s/>how<text:s/>the<text:s/>corresponding<text:s/>transactions<text:s/>are<text:s/>validated.<text:s/>With<text:s/>every<text:s/>Bitcoin<text:s/>transaction,<text:s/>a<text:s/>user<text:s/>owns<text:s/>some<text:s/>UTXOs<text:s/>with<text:s/>a<text:s/>locking<text:s/>condition<text:s/>placed<text:s/>on<text:s/>them.<text:s/>When<text:s/>this<text:s/>user<text:s/>wants<text:s/>to<text:s/>spend<text:s/>some<text:s/>Bitcoin,<text:s/>they<text:s/>create<text:s/>a<text:s/>new<text:s/>transaction<text:s/>with<text:s/>a<text:s/>signature<text:s/>that<text:s/>satisfies<text:s/>that<text:s/>script,<text:s/>"unlocking"<text:s/>the<text:s/>currency<text:s/>by<text:s/>proving<text:s/>they<text:s/>are<text:s/>the<text:s/>rightful<text:s/>owner.</text:span></text:p>
      <text:p text:style-name="P32"><text:span text:style-name="T32_1">With<text:s/>P2PKH<text:s/>legacy<text:s/>transactions,<text:s/>this<text:s/>is<text:s/>done<text:s/>with<text:s/>a<text:s/>signature<text:s/>in<text:s/>the<text:s/>scriptSig<text:s/>field.<text:s/>With<text:s/>segwit,<text:s/>this<text:s/>unlocking<text:s/>signature<text:s/>is<text:s/>moved<text:s/>to<text:s/>a<text:s/>separate<text:s/>("segregated")<text:s/>data<text:s/>structure<text:s/>called<text:s/>the<text:s/>witness.<text:s/>The<text:s/>internal<text:s/>mechanisms<text:s/>of<text:s/>the<text:s/>Bitcoin<text:s/>implementation<text:s/>validates<text:s/>the<text:s/>signature<text:s/>with<text:s/>an<text:s/></text:span><text:span text:style-name="T32_2">OP_CHECKSIG</text:span><text:span text:style-name="T32_3"><text:s/>similar<text:s/>to<text:s/>a<text:s/>normal<text:s/>transaction.<text:s/>And<text:s/>interestingly,<text:s/>the<text:s/>original<text:s/>locking<text:s/>condition<text:s/>allows<text:s/>backwards<text:s/>compatibility<text:s/>with<text:s/>old<text:s/>nodes<text:s/>on<text:s/>the<text:s/>network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Super Segwit Script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